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.04932"/>
          <table:table-cell office:value-type="float" office:value="2.569"/>
          <table:table-cell office:value-type="float" office:value="0.7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248.0"/>
          <table:table-cell office:value-type="float" office:value="19293.0"/>
          <table:table-cell office:value-type="float" office:value="166832.0"/>
          <table:table-cell office:value-type="float" office:value="557425.0"/>
          <table:table-cell office:value-type="float" office:value="219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1742"/>
          <table:table-cell office:value-type="float" office:value="3.548"/>
          <table:table-cell office:value-type="float" office:value="1.78"/>
          <table:table-cell office:value-type="float" office:value="1.0"/>
          <table:table-cell office:value-type="float" office:value="0.0"/>
          <table:table-cell office:value-type="float" office:value="25.0"/>
          <table:table-cell office:value-type="float" office:value="5271.0"/>
          <table:table-cell office:value-type="float" office:value="46646.0"/>
          <table:table-cell office:value-type="float" office:value="166832.0"/>
          <table:table-cell office:value-type="float" office:value="557425.0"/>
          <table:table-cell office:value-type="float" office:value="220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9785"/>
          <table:table-cell office:value-type="float" office:value="1.393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85.0"/>
          <table:table-cell office:value-type="float" office:value="5178.0"/>
          <table:table-cell office:value-type="float" office:value="110061.0"/>
          <table:table-cell office:value-type="float" office:value="387001.0"/>
          <table:table-cell office:value-type="float" office:value="167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6.12404"/>
          <table:table-cell office:value-type="float" office:value="5.685"/>
          <table:table-cell office:value-type="float" office:value="3.82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9691.0"/>
          <table:table-cell office:value-type="float" office:value="122654.0"/>
          <table:table-cell office:value-type="float" office:value="166832.0"/>
          <table:table-cell office:value-type="float" office:value="557425.0"/>
          <table:table-cell office:value-type="float" office:value="219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1913"/>
          <table:table-cell office:value-type="float" office:value="3.975"/>
          <table:table-cell office:value-type="float" office:value="2.29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7822.0"/>
          <table:table-cell office:value-type="float" office:value="67152.0"/>
          <table:table-cell office:value-type="float" office:value="166832.0"/>
          <table:table-cell office:value-type="float" office:value="557425.0"/>
          <table:table-cell office:value-type="float" office:value="220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5163"/>
          <table:table-cell office:value-type="float" office:value="1.10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1246.0"/>
          <table:table-cell office:value-type="float" office:value="110061.0"/>
          <table:table-cell office:value-type="float" office:value="387001.0"/>
          <table:table-cell office:value-type="float" office:value="1680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4.14901"/>
          <table:table-cell office:value-type="float" office:value="3.668"/>
          <table:table-cell office:value-type="float" office:value="1.87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8810.0"/>
          <table:table-cell office:value-type="float" office:value="45880.0"/>
          <table:table-cell office:value-type="float" office:value="166832.0"/>
          <table:table-cell office:value-type="float" office:value="557423.0"/>
          <table:table-cell office:value-type="float" office:value="219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916"/>
          <table:table-cell office:value-type="float" office:value="4.132"/>
          <table:table-cell office:value-type="float" office:value="2.45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8864.0"/>
          <table:table-cell office:value-type="float" office:value="69959.0"/>
          <table:table-cell office:value-type="float" office:value="166832.0"/>
          <table:table-cell office:value-type="float" office:value="557423.0"/>
          <table:table-cell office:value-type="float" office:value="2193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4218"/>
          <table:table-cell office:value-type="float" office:value="1.86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187.0"/>
          <table:table-cell office:value-type="float" office:value="33516.0"/>
          <table:table-cell office:value-type="float" office:value="110061.0"/>
          <table:table-cell office:value-type="float" office:value="386999.0"/>
          <table:table-cell office:value-type="float" office:value="167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.51654"/>
          <table:table-cell office:value-type="float" office:value="3.004"/>
          <table:table-cell office:value-type="float" office:value="1.3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981.0"/>
          <table:table-cell office:value-type="float" office:value="30663.0"/>
          <table:table-cell office:value-type="float" office:value="166832.0"/>
          <table:table-cell office:value-type="float" office:value="557433.0"/>
          <table:table-cell office:value-type="float" office:value="219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4315"/>
          <table:table-cell office:value-type="float" office:value="5.577"/>
          <table:table-cell office:value-type="float" office:value="3.86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983.0"/>
          <table:table-cell office:value-type="float" office:value="109123.0"/>
          <table:table-cell office:value-type="float" office:value="166832.0"/>
          <table:table-cell office:value-type="float" office:value="557433.0"/>
          <table:table-cell office:value-type="float" office:value="221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4231"/>
          <table:table-cell office:value-type="float" office:value="1.382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24.0"/>
          <table:table-cell office:value-type="float" office:value="12250.0"/>
          <table:table-cell office:value-type="float" office:value="110061.0"/>
          <table:table-cell office:value-type="float" office:value="387009.0"/>
          <table:table-cell office:value-type="float" office:value="167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67275"/>
          <table:table-cell office:value-type="float" office:value="2.234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258.0"/>
          <table:table-cell office:value-type="float" office:value="6308.0"/>
          <table:table-cell office:value-type="float" office:value="166832.0"/>
          <table:table-cell office:value-type="float" office:value="557434.0"/>
          <table:table-cell office:value-type="float" office:value="217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4041"/>
          <table:table-cell office:value-type="float" office:value="2.87"/>
          <table:table-cell office:value-type="float" office:value="1.11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947.0"/>
          <table:table-cell office:value-type="float" office:value="29138.0"/>
          <table:table-cell office:value-type="float" office:value="166832.0"/>
          <table:table-cell office:value-type="float" office:value="557434.0"/>
          <table:table-cell office:value-type="float" office:value="221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5416"/>
          <table:table-cell office:value-type="float" office:value="1.25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78.0"/>
          <table:table-cell office:value-type="float" office:value="7010.0"/>
          <table:table-cell office:value-type="float" office:value="110061.0"/>
          <table:table-cell office:value-type="float" office:value="387010.0"/>
          <table:table-cell office:value-type="float" office:value="1689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61101"/>
          <table:table-cell office:value-type="float" office:value="1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2239"/>
          <table:table-cell office:value-type="float" office:value="1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0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0993"/>
          <table:table-cell office:value-type="float" office:value="1.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0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18663"/>
          <table:table-cell office:value-type="float" office:value="2.812"/>
          <table:table-cell office:value-type="float" office:value="1.2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000.0"/>
          <table:table-cell office:value-type="float" office:value="26953.0"/>
          <table:table-cell office:value-type="float" office:value="172745.0"/>
          <table:table-cell office:value-type="float" office:value="574628.0"/>
          <table:table-cell office:value-type="float" office:value="223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3554"/>
          <table:table-cell office:value-type="float" office:value="3.017"/>
          <table:table-cell office:value-type="float" office:value="1.2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4668.0"/>
          <table:table-cell office:value-type="float" office:value="36122.0"/>
          <table:table-cell office:value-type="float" office:value="172745.0"/>
          <table:table-cell office:value-type="float" office:value="574628.0"/>
          <table:table-cell office:value-type="float" office:value="2250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1083"/>
          <table:table-cell office:value-type="float" office:value="1.559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307.0"/>
          <table:table-cell office:value-type="float" office:value="22016.0"/>
          <table:table-cell office:value-type="float" office:value="115997.0"/>
          <table:table-cell office:value-type="float" office:value="404274.0"/>
          <table:table-cell office:value-type="float" office:value="1702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04955"/>
          <table:table-cell office:value-type="float" office:value="2.598"/>
          <table:table-cell office:value-type="float" office:value="1.01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408.0"/>
          <table:table-cell office:value-type="float" office:value="25742.0"/>
          <table:table-cell office:value-type="float" office:value="172745.0"/>
          <table:table-cell office:value-type="float" office:value="574638.0"/>
          <table:table-cell office:value-type="float" office:value="222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2098"/>
          <table:table-cell office:value-type="float" office:value="2.935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4126.0"/>
          <table:table-cell office:value-type="float" office:value="34620.0"/>
          <table:table-cell office:value-type="float" office:value="172745.0"/>
          <table:table-cell office:value-type="float" office:value="574638.0"/>
          <table:table-cell office:value-type="float" office:value="223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5659"/>
          <table:table-cell office:value-type="float" office:value="1.571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272.0"/>
          <table:table-cell office:value-type="float" office:value="17401.0"/>
          <table:table-cell office:value-type="float" office:value="115997.0"/>
          <table:table-cell office:value-type="float" office:value="404284.0"/>
          <table:table-cell office:value-type="float" office:value="1702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23853"/>
          <table:table-cell office:value-type="float" office:value="2.823"/>
          <table:table-cell office:value-type="float" office:value="0.96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459.0"/>
          <table:table-cell office:value-type="float" office:value="22718.0"/>
          <table:table-cell office:value-type="float" office:value="172745.0"/>
          <table:table-cell office:value-type="float" office:value="574647.0"/>
          <table:table-cell office:value-type="float" office:value="221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7141"/>
          <table:table-cell office:value-type="float" office:value="3.52"/>
          <table:table-cell office:value-type="float" office:value="1.6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6049.0"/>
          <table:table-cell office:value-type="float" office:value="55012.0"/>
          <table:table-cell office:value-type="float" office:value="172745.0"/>
          <table:table-cell office:value-type="float" office:value="574647.0"/>
          <table:table-cell office:value-type="float" office:value="2226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0722"/>
          <table:table-cell office:value-type="float" office:value="1.499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09.0"/>
          <table:table-cell office:value-type="float" office:value="7150.0"/>
          <table:table-cell office:value-type="float" office:value="115997.0"/>
          <table:table-cell office:value-type="float" office:value="404293.0"/>
          <table:table-cell office:value-type="float" office:value="1702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47935"/>
          <table:table-cell office:value-type="float" office:value="1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0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2126"/>
          <table:table-cell office:value-type="float" office:value="1.2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0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7271"/>
          <table:table-cell office:value-type="float" office:value="0.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6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.05749"/>
          <table:table-cell office:value-type="float" office:value="2.457"/>
          <table:table-cell office:value-type="float" office:value="1.68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8315.0"/>
          <table:table-cell office:value-type="float" office:value="41523.0"/>
          <table:table-cell office:value-type="float" office:value="78162.0"/>
          <table:table-cell office:value-type="float" office:value="253306.0"/>
          <table:table-cell office:value-type="float" office:value="156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2026"/>
          <table:table-cell office:value-type="float" office:value="1.561"/>
          <table:table-cell office:value-type="float" office:value="0.83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6009.0"/>
          <table:table-cell office:value-type="float" office:value="28784.0"/>
          <table:table-cell office:value-type="float" office:value="78162.0"/>
          <table:table-cell office:value-type="float" office:value="253306.0"/>
          <table:table-cell office:value-type="float" office:value="157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95875"/>
          <table:table-cell office:value-type="float" office:value="0.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63.0"/>
          <table:table-cell office:value-type="float" office:value="42549.0"/>
          <table:table-cell office:value-type="float" office:value="149572.0"/>
          <table:table-cell office:value-type="float" office:value="1244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3.13603"/>
          <table:table-cell office:value-type="float" office:value="2.75"/>
          <table:table-cell office:value-type="float" office:value="1.88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8524.0"/>
          <table:table-cell office:value-type="float" office:value="38226.0"/>
          <table:table-cell office:value-type="float" office:value="78162.0"/>
          <table:table-cell office:value-type="float" office:value="253306.0"/>
          <table:table-cell office:value-type="float" office:value="157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0813"/>
          <table:table-cell office:value-type="float" office:value="1.281"/>
          <table:table-cell office:value-type="float" office:value="0.7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992.0"/>
          <table:table-cell office:value-type="float" office:value="33635.0"/>
          <table:table-cell office:value-type="float" office:value="78162.0"/>
          <table:table-cell office:value-type="float" office:value="253306.0"/>
          <table:table-cell office:value-type="float" office:value="154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50407"/>
          <table:table-cell office:value-type="float" office:value="0.60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25.0"/>
          <table:table-cell office:value-type="float" office:value="42549.0"/>
          <table:table-cell office:value-type="float" office:value="149572.0"/>
          <table:table-cell office:value-type="float" office:value="1271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84989"/>
          <table:table-cell office:value-type="float" office:value="1.483"/>
          <table:table-cell office:value-type="float" office:value="0.65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987.0"/>
          <table:table-cell office:value-type="float" office:value="14895.0"/>
          <table:table-cell office:value-type="float" office:value="78162.0"/>
          <table:table-cell office:value-type="float" office:value="253306.0"/>
          <table:table-cell office:value-type="float" office:value="155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0849"/>
          <table:table-cell office:value-type="float" office:value="1.569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365.0"/>
          <table:table-cell office:value-type="float" office:value="36025.0"/>
          <table:table-cell office:value-type="float" office:value="78162.0"/>
          <table:table-cell office:value-type="float" office:value="253306.0"/>
          <table:table-cell office:value-type="float" office:value="157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9188"/>
          <table:table-cell office:value-type="float" office:value="0.4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52.0"/>
          <table:table-cell office:value-type="float" office:value="42549.0"/>
          <table:table-cell office:value-type="float" office:value="149572.0"/>
          <table:table-cell office:value-type="float" office:value="1265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.29615"/>
          <table:table-cell office:value-type="float" office:value="2.959"/>
          <table:table-cell office:value-type="float" office:value="2.05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1207.0"/>
          <table:table-cell office:value-type="float" office:value="55867.0"/>
          <table:table-cell office:value-type="float" office:value="78162.0"/>
          <table:table-cell office:value-type="float" office:value="253306.0"/>
          <table:table-cell office:value-type="float" office:value="157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6573"/>
          <table:table-cell office:value-type="float" office:value="0.90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606.0"/>
          <table:table-cell office:value-type="float" office:value="4465.0"/>
          <table:table-cell office:value-type="float" office:value="78162.0"/>
          <table:table-cell office:value-type="float" office:value="253306.0"/>
          <table:table-cell office:value-type="float" office:value="154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0903"/>
          <table:table-cell office:value-type="float" office:value="0.72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99.0"/>
          <table:table-cell office:value-type="float" office:value="2010.0"/>
          <table:table-cell office:value-type="float" office:value="42549.0"/>
          <table:table-cell office:value-type="float" office:value="149572.0"/>
          <table:table-cell office:value-type="float" office:value="1232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9635"/>
          <table:table-cell office:value-type="float" office:value="3.612"/>
          <table:table-cell office:value-type="float" office:value="2.7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782.0"/>
          <table:table-cell office:value-type="float" office:value="84444.0"/>
          <table:table-cell office:value-type="float" office:value="78162.0"/>
          <table:table-cell office:value-type="float" office:value="253306.0"/>
          <table:table-cell office:value-type="float" office:value="155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9896"/>
          <table:table-cell office:value-type="float" office:value="1.027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26.0"/>
          <table:table-cell office:value-type="float" office:value="10147.0"/>
          <table:table-cell office:value-type="float" office:value="78162.0"/>
          <table:table-cell office:value-type="float" office:value="253306.0"/>
          <table:table-cell office:value-type="float" office:value="156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65358"/>
          <table:table-cell office:value-type="float" office:value="0.51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4.0"/>
          <table:table-cell office:value-type="float" office:value="1106.0"/>
          <table:table-cell office:value-type="float" office:value="42549.0"/>
          <table:table-cell office:value-type="float" office:value="149572.0"/>
          <table:table-cell office:value-type="float" office:value="1269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90451"/>
          <table:table-cell office:value-type="float" office:value="1.995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68.0"/>
          <table:table-cell office:value-type="float" office:value="4006.0"/>
          <table:table-cell office:value-type="float" office:value="162384.0"/>
          <table:table-cell office:value-type="float" office:value="543308.0"/>
          <table:table-cell office:value-type="float" office:value="217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1031"/>
          <table:table-cell office:value-type="float" office:value="4.952"/>
          <table:table-cell office:value-type="float" office:value="3.26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4893.0"/>
          <table:table-cell office:value-type="float" office:value="109649.0"/>
          <table:table-cell office:value-type="float" office:value="162384.0"/>
          <table:table-cell office:value-type="float" office:value="543308.0"/>
          <table:table-cell office:value-type="float" office:value="215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7959"/>
          <table:table-cell office:value-type="float" office:value="1.252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473.0"/>
          <table:table-cell office:value-type="float" office:value="19257.0"/>
          <table:table-cell office:value-type="float" office:value="105569.0"/>
          <table:table-cell office:value-type="float" office:value="372750.0"/>
          <table:table-cell office:value-type="float" office:value="1655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3.35992"/>
          <table:table-cell office:value-type="float" office:value="2.987"/>
          <table:table-cell office:value-type="float" office:value="1.32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6294.0"/>
          <table:table-cell office:value-type="float" office:value="38875.0"/>
          <table:table-cell office:value-type="float" office:value="162384.0"/>
          <table:table-cell office:value-type="float" office:value="543307.0"/>
          <table:table-cell office:value-type="float" office:value="217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827"/>
          <table:table-cell office:value-type="float" office:value="2.629"/>
          <table:table-cell office:value-type="float" office:value="0.9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28.0"/>
          <table:table-cell office:value-type="float" office:value="34822.0"/>
          <table:table-cell office:value-type="float" office:value="162384.0"/>
          <table:table-cell office:value-type="float" office:value="543307.0"/>
          <table:table-cell office:value-type="float" office:value="217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062"/>
          <table:table-cell office:value-type="float" office:value="1.118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3.0"/>
          <table:table-cell office:value-type="float" office:value="9861.0"/>
          <table:table-cell office:value-type="float" office:value="105569.0"/>
          <table:table-cell office:value-type="float" office:value="372749.0"/>
          <table:table-cell office:value-type="float" office:value="1650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4.21272"/>
          <table:table-cell office:value-type="float" office:value="3.747"/>
          <table:table-cell office:value-type="float" office:value="2.14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9441.0"/>
          <table:table-cell office:value-type="float" office:value="47029.0"/>
          <table:table-cell office:value-type="float" office:value="162384.0"/>
          <table:table-cell office:value-type="float" office:value="543307.0"/>
          <table:table-cell office:value-type="float" office:value="219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962"/>
          <table:table-cell office:value-type="float" office:value="15.53"/>
          <table:table-cell office:value-type="float" office:value="13.93"/>
          <table:table-cell office:value-type="float" office:value="1.0"/>
          <table:table-cell office:value-type="float" office:value="0.0"/>
          <table:table-cell office:value-type="float" office:value="187.0"/>
          <table:table-cell office:value-type="float" office:value="56249.0"/>
          <table:table-cell office:value-type="float" office:value="575963.0"/>
          <table:table-cell office:value-type="float" office:value="162384.0"/>
          <table:table-cell office:value-type="float" office:value="543307.0"/>
          <table:table-cell office:value-type="float" office:value="215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2803"/>
          <table:table-cell office:value-type="float" office:value="1.635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86.0"/>
          <table:table-cell office:value-type="float" office:value="44469.0"/>
          <table:table-cell office:value-type="float" office:value="105569.0"/>
          <table:table-cell office:value-type="float" office:value="372749.0"/>
          <table:table-cell office:value-type="float" office:value="1637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6.2094"/>
          <table:table-cell office:value-type="float" office:value="15.888"/>
          <table:table-cell office:value-type="float" office:value="14.3"/>
          <table:table-cell office:value-type="float" office:value="1.0"/>
          <table:table-cell office:value-type="float" office:value="0.0"/>
          <table:table-cell office:value-type="float" office:value="189.0"/>
          <table:table-cell office:value-type="float" office:value="64094.0"/>
          <table:table-cell office:value-type="float" office:value="509660.0"/>
          <table:table-cell office:value-type="float" office:value="162384.0"/>
          <table:table-cell office:value-type="float" office:value="543307.0"/>
          <table:table-cell office:value-type="float" office:value="217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1336"/>
          <table:table-cell office:value-type="float" office:value="2.481"/>
          <table:table-cell office:value-type="float" office:value="0.8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059.0"/>
          <table:table-cell office:value-type="float" office:value="34818.0"/>
          <table:table-cell office:value-type="float" office:value="162384.0"/>
          <table:table-cell office:value-type="float" office:value="543307.0"/>
          <table:table-cell office:value-type="float" office:value="217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4675"/>
          <table:table-cell office:value-type="float" office:value="1.448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363.0"/>
          <table:table-cell office:value-type="float" office:value="31572.0"/>
          <table:table-cell office:value-type="float" office:value="105569.0"/>
          <table:table-cell office:value-type="float" office:value="372749.0"/>
          <table:table-cell office:value-type="float" office:value="1637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9.08055"/>
          <table:table-cell office:value-type="float" office:value="8.609"/>
          <table:table-cell office:value-type="float" office:value="5.6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544.0"/>
          <table:table-cell office:value-type="float" office:value="90444.0"/>
          <table:table-cell office:value-type="float" office:value="162384.0"/>
          <table:table-cell office:value-type="float" office:value="543309.0"/>
          <table:table-cell office:value-type="float" office:value="218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233"/>
          <table:table-cell office:value-type="float" office:value="3.935"/>
          <table:table-cell office:value-type="float" office:value="2.21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10200.0"/>
          <table:table-cell office:value-type="float" office:value="89881.0"/>
          <table:table-cell office:value-type="float" office:value="162384.0"/>
          <table:table-cell office:value-type="float" office:value="543309.0"/>
          <table:table-cell office:value-type="float" office:value="218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8961"/>
          <table:table-cell office:value-type="float" office:value="1.609"/>
          <table:table-cell office:value-type="float" office:value="0.6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259.0"/>
          <table:table-cell office:value-type="float" office:value="45142.0"/>
          <table:table-cell office:value-type="float" office:value="105569.0"/>
          <table:table-cell office:value-type="float" office:value="372751.0"/>
          <table:table-cell office:value-type="float" office:value="1641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96624"/>
          <table:table-cell office:value-type="float" office:value="0.34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1.0"/>
          <table:table-cell office:value-type="float" office:value="1148.0"/>
          <table:table-cell office:value-type="float" office:value="26598.0"/>
          <table:table-cell office:value-type="float" office:value="86476.0"/>
          <table:table-cell office:value-type="float" office:value="118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7161"/>
          <table:table-cell office:value-type="float" office:value="0.51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99.0"/>
          <table:table-cell office:value-type="float" office:value="1899.0"/>
          <table:table-cell office:value-type="float" office:value="26598.0"/>
          <table:table-cell office:value-type="float" office:value="86476.0"/>
          <table:table-cell office:value-type="float" office:value="119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71777"/>
          <table:table-cell office:value-type="float" office:value="0.2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18197.0"/>
          <table:table-cell office:value-type="float" office:value="61285.0"/>
          <table:table-cell office:value-type="float" office:value="1064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79647"/>
          <table:table-cell office:value-type="float" office:value="0.379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18.0"/>
          <table:table-cell office:value-type="float" office:value="3829.0"/>
          <table:table-cell office:value-type="float" office:value="26598.0"/>
          <table:table-cell office:value-type="float" office:value="86476.0"/>
          <table:table-cell office:value-type="float" office:value="118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41722"/>
          <table:table-cell office:value-type="float" office:value="0.37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810.0"/>
          <table:table-cell office:value-type="float" office:value="26598.0"/>
          <table:table-cell office:value-type="float" office:value="86476.0"/>
          <table:table-cell office:value-type="float" office:value="120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60307"/>
          <table:table-cell office:value-type="float" office:value="0.1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7.0"/>
          <table:table-cell office:value-type="float" office:value="18197.0"/>
          <table:table-cell office:value-type="float" office:value="61285.0"/>
          <table:table-cell office:value-type="float" office:value="1046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68376"/>
          <table:table-cell office:value-type="float" office:value="0.40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27.0"/>
          <table:table-cell office:value-type="float" office:value="26598.0"/>
          <table:table-cell office:value-type="float" office:value="86476.0"/>
          <table:table-cell office:value-type="float" office:value="118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9369"/>
          <table:table-cell office:value-type="float" office:value="0.2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41.0"/>
          <table:table-cell office:value-type="float" office:value="26598.0"/>
          <table:table-cell office:value-type="float" office:value="86476.0"/>
          <table:table-cell office:value-type="float" office:value="114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60015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8197.0"/>
          <table:table-cell office:value-type="float" office:value="61285.0"/>
          <table:table-cell office:value-type="float" office:value="1062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74033"/>
          <table:table-cell office:value-type="float" office:value="0.35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271.0"/>
          <table:table-cell office:value-type="float" office:value="26598.0"/>
          <table:table-cell office:value-type="float" office:value="86476.0"/>
          <table:table-cell office:value-type="float" office:value="1194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07904"/>
          <table:table-cell office:value-type="float" office:value="0.5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698.0"/>
          <table:table-cell office:value-type="float" office:value="26598.0"/>
          <table:table-cell office:value-type="float" office:value="86476.0"/>
          <table:table-cell office:value-type="float" office:value="114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97094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5.0"/>
          <table:table-cell office:value-type="float" office:value="18197.0"/>
          <table:table-cell office:value-type="float" office:value="61285.0"/>
          <table:table-cell office:value-type="float" office:value="1104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62937"/>
          <table:table-cell office:value-type="float" office:value="0.3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88.0"/>
          <table:table-cell office:value-type="float" office:value="26598.0"/>
          <table:table-cell office:value-type="float" office:value="86476.0"/>
          <table:table-cell office:value-type="float" office:value="114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9331"/>
          <table:table-cell office:value-type="float" office:value="0.46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7.0"/>
          <table:table-cell office:value-type="float" office:value="1202.0"/>
          <table:table-cell office:value-type="float" office:value="26598.0"/>
          <table:table-cell office:value-type="float" office:value="86476.0"/>
          <table:table-cell office:value-type="float" office:value="120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7074"/>
          <table:table-cell office:value-type="float" office:value="0.3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2.0"/>
          <table:table-cell office:value-type="float" office:value="18197.0"/>
          <table:table-cell office:value-type="float" office:value="61285.0"/>
          <table:table-cell office:value-type="float" office:value="1098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